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984b72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39bf89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39f1cce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16302c9" officeooo:paragraph-rsid="03a4ec8c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16302c9" officeooo:paragraph-rsid="03a585d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16302c9" officeooo:paragraph-rsid="03a950f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color="#000000" officeooo:rsid="001447a3" officeooo:paragraph-rsid="00155c34"/>
    </style:style>
    <style:style style:name="P12" style:family="paragraph" style:parent-style-name="Preformatted_20_Text">
      <style:text-properties fo:color="#000000" officeooo:rsid="001447a3" officeooo:paragraph-rsid="01956c97"/>
    </style:style>
    <style:style style:name="P13" style:family="paragraph" style:parent-style-name="Preformatted_20_Text">
      <style:text-properties fo:color="#000000" officeooo:rsid="001447a3" officeooo:paragraph-rsid="02913a47"/>
    </style:style>
    <style:style style:name="P14" style:family="paragraph" style:parent-style-name="Preformatted_20_Text">
      <style:text-properties fo:color="#000000" officeooo:rsid="001447a3" officeooo:paragraph-rsid="00423e0f"/>
    </style:style>
    <style:style style:name="P15" style:family="paragraph" style:parent-style-name="Preformatted_20_Text">
      <style:text-properties fo:color="#000000" officeooo:rsid="001447a3" officeooo:paragraph-rsid="00549b3a"/>
    </style:style>
    <style:style style:name="P16" style:family="paragraph" style:parent-style-name="Preformatted_20_Text">
      <style:text-properties fo:color="#000000" officeooo:rsid="001447a3" officeooo:paragraph-rsid="0058842e"/>
    </style:style>
    <style:style style:name="P17" style:family="paragraph" style:parent-style-name="Preformatted_20_Text">
      <style:text-properties fo:color="#000000" officeooo:rsid="001447a3" officeooo:paragraph-rsid="02ffc723"/>
    </style:style>
    <style:style style:name="P18" style:family="paragraph" style:parent-style-name="Preformatted_20_Text">
      <style:text-properties fo:color="#000000" officeooo:rsid="001447a3" officeooo:paragraph-rsid="021b2648"/>
    </style:style>
    <style:style style:name="P19" style:family="paragraph" style:parent-style-name="Preformatted_20_Text">
      <style:text-properties fo:color="#000000" officeooo:rsid="001447a3" officeooo:paragraph-rsid="033da620"/>
    </style:style>
    <style:style style:name="P20" style:family="paragraph" style:parent-style-name="Preformatted_20_Text">
      <style:text-properties fo:color="#000000" officeooo:rsid="001447a3" officeooo:paragraph-rsid="0340f220"/>
    </style:style>
    <style:style style:name="P21" style:family="paragraph" style:parent-style-name="Preformatted_20_Text">
      <style:text-properties fo:color="#000000" officeooo:rsid="001447a3" officeooo:paragraph-rsid="0345985b"/>
    </style:style>
    <style:style style:name="P22" style:family="paragraph" style:parent-style-name="Preformatted_20_Text">
      <style:text-properties fo:color="#000000" officeooo:rsid="001447a3" officeooo:paragraph-rsid="034db51d"/>
    </style:style>
    <style:style style:name="P23" style:family="paragraph" style:parent-style-name="Preformatted_20_Text">
      <style:text-properties fo:color="#000000" officeooo:rsid="001447a3" officeooo:paragraph-rsid="03525de7"/>
    </style:style>
    <style:style style:name="P24" style:family="paragraph" style:parent-style-name="Preformatted_20_Text">
      <style:text-properties fo:color="#000000" officeooo:rsid="001447a3" officeooo:paragraph-rsid="0395cb95"/>
    </style:style>
    <style:style style:name="P25" style:family="paragraph" style:parent-style-name="Preformatted_20_Text">
      <style:text-properties fo:color="#000000" officeooo:rsid="001447a3" officeooo:paragraph-rsid="03984b72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39bf895"/>
    </style:style>
    <style:style style:name="P28" style:family="paragraph" style:parent-style-name="Preformatted_20_Text">
      <style:text-properties fo:color="#000000" officeooo:rsid="001447a3" officeooo:paragraph-rsid="039f1cce"/>
    </style:style>
    <style:style style:name="P29" style:family="paragraph" style:parent-style-name="Preformatted_20_Text">
      <style:text-properties fo:color="#000000" officeooo:rsid="001447a3" officeooo:paragraph-rsid="03a04fce"/>
    </style:style>
    <style:style style:name="P30" style:family="paragraph" style:parent-style-name="Preformatted_20_Text">
      <style:text-properties fo:color="#000000" officeooo:rsid="001447a3" officeooo:paragraph-rsid="03a4ec8c"/>
    </style:style>
    <style:style style:name="P31" style:family="paragraph" style:parent-style-name="Preformatted_20_Text">
      <style:text-properties fo:color="#000000" officeooo:rsid="001447a3" officeooo:paragraph-rsid="03a585d4"/>
    </style:style>
    <style:style style:name="P32" style:family="paragraph" style:parent-style-name="Preformatted_20_Text">
      <style:text-properties fo:color="#000000" officeooo:rsid="001447a3" officeooo:paragraph-rsid="03a70c72"/>
    </style:style>
    <style:style style:name="P33" style:family="paragraph" style:parent-style-name="Preformatted_20_Text">
      <style:text-properties fo:color="#000000" officeooo:rsid="001447a3" officeooo:paragraph-rsid="03a950fb"/>
    </style:style>
    <style:style style:name="P34" style:family="paragraph" style:parent-style-name="Preformatted_20_Text">
      <style:text-properties fo:color="#000000" officeooo:rsid="001447a3" officeooo:paragraph-rsid="03aa3eea"/>
    </style:style>
    <style:style style:name="P35" style:family="paragraph" style:parent-style-name="Preformatted_20_Text">
      <style:text-properties fo:color="#000000" officeooo:rsid="001447a3" officeooo:paragraph-rsid="03aac4e2"/>
    </style:style>
    <style:style style:name="P36" style:family="paragraph" style:parent-style-name="Preformatted_20_Text">
      <style:text-properties fo:color="#000000" officeooo:rsid="001447a3" officeooo:paragraph-rsid="03ab157a"/>
    </style:style>
    <style:style style:name="P37" style:family="paragraph" style:parent-style-name="Preformatted_20_Text">
      <style:text-properties fo:color="#000000" officeooo:rsid="001447a3" officeooo:paragraph-rsid="03ab5441"/>
    </style:style>
    <style:style style:name="P3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3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84b72"/>
    </style:style>
    <style:style style:name="P4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bf895"/>
    </style:style>
    <style:style style:name="P4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f1cce"/>
    </style:style>
    <style:style style:name="P4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a950fb"/>
    </style:style>
    <style:style style:name="P43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44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45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46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47" style:family="paragraph" style:parent-style-name="Preformatted_20_Text">
      <style:text-properties fo:color="#000000" officeooo:rsid="01261e16" officeooo:paragraph-rsid="03a4ec8c" style:font-size-asian="9pt" loext:padding="0cm" loext:border="none"/>
    </style:style>
    <style:style style:name="P48" style:family="paragraph" style:parent-style-name="Preformatted_20_Text">
      <style:text-properties fo:color="#000000" officeooo:rsid="01261e16" officeooo:paragraph-rsid="03a70c72" style:font-size-asian="9pt" loext:padding="0cm" loext:border="none"/>
    </style:style>
    <style:style style:name="P49" style:family="paragraph" style:parent-style-name="Preformatted_20_Text">
      <style:text-properties fo:color="#000000" officeooo:rsid="01261e16" officeooo:paragraph-rsid="03a950fb" style:font-size-asian="9pt" loext:padding="0cm" loext:border="none"/>
    </style:style>
    <style:style style:name="P50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51" style:family="paragraph" style:parent-style-name="Preformatted_20_Text">
      <style:text-properties fo:color="#000000" officeooo:rsid="001447a3" officeooo:paragraph-rsid="035aa575" style:font-size-asian="9pt" loext:padding="0cm" loext:border="none"/>
    </style:style>
    <style:style style:name="P52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53" style:family="paragraph" style:parent-style-name="Preformatted_20_Text">
      <style:text-properties fo:color="#000000" officeooo:rsid="001447a3" officeooo:paragraph-rsid="03a950fb" style:font-size-asian="9pt" loext:padding="0cm" loext:border="none"/>
    </style:style>
    <style:style style:name="P54" style:family="paragraph" style:parent-style-name="Preformatted_20_Text">
      <style:text-properties fo:color="#000000" officeooo:rsid="001447a3" officeooo:paragraph-rsid="03aac4e2" style:font-size-asian="9pt" loext:padding="0cm" loext:border="none"/>
    </style:style>
    <style:style style:name="P55" style:family="paragraph" style:parent-style-name="Preformatted_20_Text">
      <style:text-properties fo:color="#000000" officeooo:rsid="0384a4c3" officeooo:paragraph-rsid="0387c414" style:font-size-asian="9pt" loext:padding="0cm" loext:border="none"/>
    </style:style>
    <style:style style:name="P56" style:family="paragraph" style:parent-style-name="Preformatted_20_Text">
      <style:text-properties fo:color="#000000" officeooo:rsid="0384a4c3" officeooo:paragraph-rsid="0384a4c3" fo:background-color="#00cc33" style:font-size-asian="9pt" loext:padding="0cm" loext:border="none"/>
    </style:style>
    <style:style style:name="P57" style:family="paragraph" style:parent-style-name="Preformatted_20_Text">
      <style:text-properties fo:color="#000000" officeooo:rsid="0384a4c3" officeooo:paragraph-rsid="03880ce6" fo:background-color="#00cc33" style:font-size-asian="9pt" loext:padding="0cm" loext:border="none"/>
    </style:style>
    <style:style style:name="P58" style:family="paragraph" style:parent-style-name="Preformatted_20_Text">
      <style:text-properties fo:color="#000000" officeooo:rsid="01261e16" officeooo:paragraph-rsid="03880ce6" fo:background-color="#00cc33" style:font-size-asian="9pt" loext:padding="0cm" loext:border="none"/>
    </style:style>
    <style:style style:name="P59" style:family="paragraph" style:parent-style-name="Preformatted_20_Text">
      <style:text-properties fo:color="#000000" officeooo:rsid="016302c9" officeooo:paragraph-rsid="03ab5441"/>
    </style:style>
    <style:style style:name="P60" style:family="paragraph" style:parent-style-name="Preformatted_20_Text">
      <style:text-properties officeooo:paragraph-rsid="00155c34"/>
    </style:style>
    <style:style style:name="P61" style:family="paragraph" style:parent-style-name="Preformatted_20_Text">
      <style:text-properties officeooo:paragraph-rsid="00278f20"/>
    </style:style>
    <style:style style:name="P62" style:family="paragraph" style:parent-style-name="Preformatted_20_Text">
      <style:text-properties officeooo:paragraph-rsid="0395cb95"/>
    </style:style>
    <style:style style:name="P63" style:family="paragraph" style:parent-style-name="Preformatted_20_Text">
      <style:text-properties officeooo:paragraph-rsid="03984b72"/>
    </style:style>
    <style:style style:name="P64" style:family="paragraph" style:parent-style-name="Preformatted_20_Text">
      <style:text-properties officeooo:paragraph-rsid="039bf895"/>
    </style:style>
    <style:style style:name="P65" style:family="paragraph" style:parent-style-name="Preformatted_20_Text">
      <style:text-properties officeooo:paragraph-rsid="039f1cce"/>
    </style:style>
    <style:style style:name="P66" style:family="paragraph" style:parent-style-name="Preformatted_20_Text">
      <style:text-properties officeooo:paragraph-rsid="03a02591"/>
    </style:style>
    <style:style style:name="P67" style:family="paragraph" style:parent-style-name="Preformatted_20_Text">
      <style:text-properties officeooo:paragraph-rsid="03a04fce"/>
    </style:style>
    <style:style style:name="P68" style:family="paragraph" style:parent-style-name="Preformatted_20_Text">
      <style:text-properties officeooo:paragraph-rsid="03a4ec8c"/>
    </style:style>
    <style:style style:name="P69" style:family="paragraph" style:parent-style-name="Preformatted_20_Text">
      <style:text-properties officeooo:paragraph-rsid="03a585d4"/>
    </style:style>
    <style:style style:name="P70" style:family="paragraph" style:parent-style-name="Preformatted_20_Text">
      <style:text-properties officeooo:paragraph-rsid="03a70c72"/>
    </style:style>
    <style:style style:name="P71" style:family="paragraph" style:parent-style-name="Preformatted_20_Text">
      <style:text-properties officeooo:paragraph-rsid="033da620"/>
    </style:style>
    <style:style style:name="P72" style:family="paragraph" style:parent-style-name="Preformatted_20_Text">
      <style:text-properties officeooo:paragraph-rsid="03429e83"/>
    </style:style>
    <style:style style:name="P73" style:family="paragraph" style:parent-style-name="Preformatted_20_Text">
      <style:text-properties officeooo:paragraph-rsid="03a950fb"/>
    </style:style>
    <style:style style:name="P74" style:family="paragraph" style:parent-style-name="Preformatted_20_Text">
      <style:text-properties officeooo:paragraph-rsid="03aa3eea"/>
    </style:style>
    <style:style style:name="P75" style:family="paragraph" style:parent-style-name="Preformatted_20_Text">
      <style:text-properties officeooo:paragraph-rsid="03aac4e2"/>
    </style:style>
    <style:style style:name="P76" style:family="paragraph" style:parent-style-name="Preformatted_20_Text">
      <style:text-properties officeooo:paragraph-rsid="03525de7"/>
    </style:style>
    <style:style style:name="P77" style:family="paragraph" style:parent-style-name="Preformatted_20_Text">
      <style:text-properties officeooo:paragraph-rsid="03ab157a"/>
    </style:style>
    <style:style style:name="P78" style:family="paragraph" style:parent-style-name="Standard">
      <style:text-properties fo:color="#000000" officeooo:rsid="001447a3" officeooo:paragraph-rsid="003bbfa4"/>
    </style:style>
    <style:style style:name="P79" style:family="paragraph" style:parent-style-name="Standard">
      <style:text-properties fo:color="#000000" officeooo:rsid="001447a3" officeooo:paragraph-rsid="033da620"/>
    </style:style>
    <style:style style:name="P80" style:family="paragraph" style:parent-style-name="Standard">
      <style:text-properties fo:color="#000000" officeooo:rsid="001447a3" officeooo:paragraph-rsid="03525de7"/>
    </style:style>
    <style:style style:name="P81" style:family="paragraph" style:parent-style-name="Standard">
      <style:text-properties fo:color="#000000" officeooo:rsid="001447a3" officeooo:paragraph-rsid="03984b72"/>
    </style:style>
    <style:style style:name="P82" style:family="paragraph" style:parent-style-name="Standard">
      <style:text-properties fo:color="#000000" officeooo:rsid="001447a3" officeooo:paragraph-rsid="039bf895"/>
    </style:style>
    <style:style style:name="P83" style:family="paragraph" style:parent-style-name="Standard">
      <style:text-properties fo:color="#000000" officeooo:rsid="001447a3" officeooo:paragraph-rsid="039f1cce"/>
    </style:style>
    <style:style style:name="P84" style:family="paragraph" style:parent-style-name="Standard">
      <style:text-properties fo:color="#000000" officeooo:rsid="001447a3" officeooo:paragraph-rsid="03a4ec8c"/>
    </style:style>
    <style:style style:name="P85" style:family="paragraph" style:parent-style-name="Standard">
      <style:text-properties fo:color="#000000" officeooo:rsid="001447a3" officeooo:paragraph-rsid="03a585d4"/>
    </style:style>
    <style:style style:name="P86" style:family="paragraph" style:parent-style-name="Standard">
      <style:text-properties fo:color="#000000" officeooo:rsid="001447a3" officeooo:paragraph-rsid="03a950fb"/>
    </style:style>
    <style:style style:name="P8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9f1cce" style:font-size-asian="11pt" style:font-style-asian="normal" style:font-weight-asian="normal" style:text-emphasize="none"/>
    </style:style>
    <style:style style:name="P8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a02591" style:font-size-asian="11pt" style:font-style-asian="normal" style:font-weight-asian="normal" style:text-emphasize="none"/>
    </style:style>
    <style:style style:name="P8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a585d4" style:font-size-asian="11pt" style:font-style-asian="normal" style:font-weight-asian="normal" style:text-emphasize="none"/>
    </style:style>
    <style:style style:name="P9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ab157a" style:font-size-asian="11pt" style:font-style-asian="normal" style:font-weight-asian="normal" style:text-emphasize="none"/>
    </style:style>
    <style:style style:name="P91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c08edc" style:font-size-asian="11pt" style:font-style-asian="normal" style:font-weight-asian="normal" style:text-emphasize="none"/>
    </style:style>
    <style:style style:name="P9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c08edc" style:font-size-asian="11pt" style:font-style-asian="normal" style:font-weight-asian="normal" style:text-emphasize="none"/>
    </style:style>
    <style:style style:name="P93" style:family="paragraph" style:parent-style-name="Preformatted_20_Text">
      <style:text-properties fo:color="#000000" officeooo:rsid="001447a3" officeooo:paragraph-rsid="03a4ec8c"/>
    </style:style>
    <style:style style:name="P94" style:family="paragraph" style:parent-style-name="Preformatted_20_Text">
      <style:text-properties fo:color="#000000" officeooo:rsid="001447a3" officeooo:paragraph-rsid="03a585d4"/>
    </style:style>
    <style:style style:name="P95" style:family="paragraph" style:parent-style-name="Preformatted_20_Text">
      <style:text-properties fo:color="#000000" officeooo:rsid="001447a3" officeooo:paragraph-rsid="03c08edc"/>
    </style:style>
    <style:style style:name="P96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c08edc"/>
    </style:style>
    <style:style style:name="P97" style:family="paragraph" style:parent-style-name="Preformatted_20_Text">
      <style:text-properties fo:color="#000000" officeooo:rsid="01261e16" officeooo:paragraph-rsid="03c08edc" style:font-size-asian="9pt" loext:padding="0cm" loext:border="none"/>
    </style:style>
    <style:style style:name="P98" style:family="paragraph" style:parent-style-name="Preformatted_20_Text">
      <style:text-properties fo:color="#000000" officeooo:rsid="001447a3" officeooo:paragraph-rsid="03c08edc" style:font-size-asian="9pt" loext:padding="0cm" loext:border="none"/>
    </style:style>
    <style:style style:name="P99" style:family="paragraph" style:parent-style-name="Preformatted_20_Text">
      <style:text-properties fo:color="#000000" officeooo:rsid="016302c9" officeooo:paragraph-rsid="03c08edc"/>
    </style:style>
    <style:style style:name="P100" style:family="paragraph" style:parent-style-name="Preformatted_20_Text">
      <style:text-properties fo:font-variant="normal" fo:text-transform="none" fo:color="#000000" style:font-name="Nimbus Mono L" fo:font-size="10pt" fo:letter-spacing="normal" officeooo:rsid="03363a15" officeooo:paragraph-rsid="03c08edc" fo:background-color="#ffff00" style:font-name-asian="arial" style:font-size-asian="10pt" style:font-style-asian="normal" style:font-weight-asian="normal" style:font-size-complex="10pt" loext:padding="0cm" loext:border="none"/>
    </style:style>
    <style:style style:name="P10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c08edc" style:font-name-asian="arial" style:font-size-asian="10pt" style:font-style-asian="normal" style:font-weight-asian="normal" style:font-size-complex="10pt"/>
    </style:style>
    <style:style style:name="P102" style:family="paragraph" style:parent-style-name="Preformatted_20_Text">
      <style:text-properties fo:font-variant="normal" fo:text-transform="none" fo:color="#000000" fo:letter-spacing="normal" officeooo:rsid="016302c9" officeooo:paragraph-rsid="03c08edc" style:font-name-asian="arial" style:font-size-asian="9pt" style:font-style-asian="normal" style:font-weight-asian="normal"/>
    </style:style>
    <style:style style:name="P103" style:family="paragraph" style:parent-style-name="Preformatted_20_Text">
      <style:text-properties officeooo:paragraph-rsid="03c08edc"/>
    </style:style>
    <style:style style:name="P104" style:family="paragraph" style:parent-style-name="Standard">
      <style:text-properties fo:color="#000000" officeooo:rsid="001447a3" officeooo:paragraph-rsid="03c08edc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4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5" style:family="text">
      <style:text-properties fo:font-variant="normal" fo:text-transform="none" style:font-name="Nimbus Mono L" fo:font-size="10pt" fo:letter-spacing="normal" officeooo:rsid="0387c414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85b933" style:font-name-asian="arial" style:font-style-asian="normal" style:font-weight-asian="normal" style:font-size-complex="10pt"/>
    </style:style>
    <style:style style:name="T7" style:family="text">
      <style:text-properties fo:font-variant="normal" fo:text-transform="none" fo:color="#000000" fo:letter-spacing="normal" officeooo:rsid="016302c9" style:font-name-asian="arial" style:font-size-asian="9pt" style:font-style-asian="normal" style:font-weight-asian="normal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9" style:family="text">
      <style:text-properties fo:color="#800000"/>
    </style:style>
    <style:style style:name="T10" style:family="text">
      <style:text-properties fo:color="#800000" officeooo:rsid="00529df8"/>
    </style:style>
    <style:style style:name="T11" style:family="text">
      <style:text-properties fo:color="#800000" officeooo:rsid="001447a3"/>
    </style:style>
    <style:style style:name="T12" style:family="text">
      <style:text-properties fo:color="#800000" officeooo:rsid="039f1cce"/>
    </style:style>
    <style:style style:name="T13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4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5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2591" style:font-size-asian="11pt" style:font-style-asian="normal" style:font-weight-asian="normal" style:text-emphasize="none"/>
    </style:style>
    <style:style style:name="T16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b5441" style:font-size-asian="11pt" style:font-style-asian="normal" style:font-weight-asian="normal" style:text-emphasize="none"/>
    </style:style>
    <style:style style:name="T17" style:family="text">
      <style:text-properties fo:color="#800000" officeooo:rsid="03a04fce"/>
    </style:style>
    <style:style style:name="T18" style:family="text">
      <style:text-properties fo:color="#800000" officeooo:rsid="03a70c72"/>
    </style:style>
    <style:style style:name="T19" style:family="text">
      <style:text-properties fo:color="#800000" officeooo:rsid="03a950fb"/>
    </style:style>
    <style:style style:name="T20" style:family="text">
      <style:text-properties fo:color="#800000" officeooo:rsid="03aac4e2"/>
    </style:style>
    <style:style style:name="T21" style:family="text">
      <style:text-properties fo:color="#800000" officeooo:rsid="03ab5441"/>
    </style:style>
    <style:style style:name="T22" style:family="text">
      <style:text-properties fo:color="#800000" officeooo:rsid="03040286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984b72" fo:background-color="#ffff00" loext:char-shading-value="0"/>
    </style:style>
    <style:style style:name="T27" style:family="text">
      <style:text-properties officeooo:rsid="039bf895" fo:background-color="#ffff00" loext:char-shading-value="0"/>
    </style:style>
    <style:style style:name="T28" style:family="text">
      <style:text-properties officeooo:rsid="039f1cce" fo:background-color="#ffff00" loext:char-shading-value="0"/>
    </style:style>
    <style:style style:name="T29" style:family="text">
      <style:text-properties officeooo:rsid="03a4ec8c" fo:background-color="#ffff00" loext:char-shading-value="0"/>
    </style:style>
    <style:style style:name="T30" style:family="text">
      <style:text-properties fo:background-color="#ffff00" loext:char-shading-value="0" style:font-size-asian="9pt" loext:padding="0cm" loext:border="none"/>
    </style:style>
    <style:style style:name="T31" style:family="text">
      <style:text-properties officeooo:rsid="03984b72" fo:background-color="#ffff00" loext:char-shading-value="0" style:font-size-asian="9pt" loext:padding="0cm" loext:border="none"/>
    </style:style>
    <style:style style:name="T32" style:family="text">
      <style:text-properties officeooo:rsid="03a585d4" fo:background-color="#ffff00" loext:char-shading-value="0" style:font-size-asian="9pt" loext:padding="0cm" loext:border="none"/>
    </style:style>
    <style:style style:name="T33" style:family="text">
      <style:text-properties officeooo:rsid="03a950fb" fo:background-color="#ffff00" loext:char-shading-value="0"/>
    </style:style>
    <style:style style:name="T34" style:family="text">
      <style:text-properties fo:background-color="#cc66ff" loext:char-shading-value="0"/>
    </style:style>
    <style:style style:name="T35" style:family="text">
      <style:text-properties officeooo:rsid="001447a3" fo:background-color="#cc66ff" loext:char-shading-value="0"/>
    </style:style>
    <style:style style:name="T36" style:family="text">
      <style:text-properties officeooo:rsid="033da620" fo:background-color="#cc66ff" loext:char-shading-value="0"/>
    </style:style>
    <style:style style:name="T37" style:family="text">
      <style:text-properties officeooo:rsid="035bb671"/>
    </style:style>
    <style:style style:name="T38" style:family="text">
      <style:text-properties officeooo:rsid="0365ad6f"/>
    </style:style>
    <style:style style:name="T39" style:family="text">
      <style:text-properties officeooo:rsid="0385b933"/>
    </style:style>
    <style:style style:name="T40" style:family="text">
      <style:text-properties fo:background-color="#00cc33" loext:char-shading-value="0"/>
    </style:style>
    <style:style style:name="T41" style:family="text">
      <style:text-properties officeooo:rsid="0385b933" fo:background-color="#00cc33" loext:char-shading-value="0"/>
    </style:style>
    <style:style style:name="T42" style:family="text">
      <style:text-properties fo:color="#000000" officeooo:rsid="001447a3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66cc" loext:char-shading-value="0" style:font-size-asian="11pt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ffff" loext:char-shading-value="0" style:font-size-asian="11pt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00cc33" loext:char-shading-value="0" style:font-size-asian="11pt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00cc" loext:char-shading-value="0" style:font-size-asian="11pt" style:font-style-asian="normal" style:font-weight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9" style:family="text">
      <style:text-properties fo:color="#000000" officeooo:rsid="0395cb95"/>
    </style:style>
    <style:style style:name="T60" style:family="text">
      <style:text-properties fo:color="#000000" officeooo:rsid="039f1cce"/>
    </style:style>
    <style:style style:name="T61" style:family="text">
      <style:text-properties fo:color="#000000" officeooo:rsid="03a70c72"/>
    </style:style>
    <style:style style:name="T62" style:family="text">
      <style:text-properties fo:color="#000000" officeooo:rsid="03429e83"/>
    </style:style>
    <style:style style:name="T63" style:family="text">
      <style:text-properties fo:color="#000000" officeooo:rsid="03aa3eea"/>
    </style:style>
    <style:style style:name="T64" style:family="text">
      <style:text-properties fo:color="#000000" officeooo:rsid="03ab157a"/>
    </style:style>
    <style:style style:name="T65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7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73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74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75" style:family="text">
      <style:text-properties officeooo:rsid="001447a3"/>
    </style:style>
    <style:style style:name="T76" style:family="text">
      <style:text-properties officeooo:rsid="03a04fce"/>
    </style:style>
    <style:style style:name="T77" style:family="text">
      <style:text-properties officeooo:rsid="03a585d4"/>
    </style:style>
    <style:style style:name="T78" style:family="text">
      <style:text-properties officeooo:rsid="03a70c72"/>
    </style:style>
    <style:style style:name="T79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80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officeooo:rsid="03aa3eea" style:font-name-asian="Nimbus Mono L" style:font-size-asian="10pt" style:font-style-asian="normal" style:font-weight-asian="normal" style:font-size-complex="10pt" style:text-emphasize="none"/>
    </style:style>
    <style:style style:name="T81" style:family="text">
      <style:text-properties officeooo:rsid="03aac4e2"/>
    </style:style>
    <style:style style:name="T82" style:family="text">
      <style:text-properties officeooo:rsid="03ab157a"/>
    </style:style>
    <style:style style:name="T83" style:family="text">
      <style:text-properties officeooo:rsid="03bd29be"/>
    </style:style>
    <style:style style:name="T84" style:family="text">
      <style:text-properties officeooo:rsid="03bd73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作者:李军滔、唐海湘</text:p>
      <text:p text:style-name="P95"/>
      <text:p text:style-name="P95">模块名:财务初始化模块</text:p>
      <text:p text:style-name="P95"><text:tab/><text:span text:style-name="T34">导航下拉名_1:基本设置</text:span></text:p>
      <text:p text:style-name="P95"><text:tab/><text:tab/><text:span text:style-name="T23">导航名_1:公司基本情况</text:span></text:p>
      <text:p text:style-name="P95"><text:tab/><text:tab/><text:tab/><text:span text:style-name="T9">功能名字_1:</text:span>列表 <text:s/>功能类型:网格 (有网格)</text:p>
      <text:p text:style-name="P95"><text:tab/><text:tab/><text:tab/><text:tab/><text:span text:style-name="T2">加上一个字段 ：id <text:s/>文本框 <text:s text:c="3"/>设置隐藏</text:span></text:p>
      <text:p text:style-name="P103"><text:span text:style-name="T42"><text:tab/><text:tab/><text:tab/><text:tab/>字段名称_1:</text:span><text:span text:style-name="T43">序号</text:span></text:p>
      <text:p text:style-name="P103"><text:span text:style-name="T42"><text:tab/><text:tab/><text:tab/><text:tab/>字段名称_2:</text:span><text:span text:style-name="T43">公司名称</text:span></text:p>
      <text:p text:style-name="P103"><text:span text:style-name="T42"><text:tab/><text:tab/><text:tab/><text:tab/>字段名称_3:</text:span><text:span text:style-name="T43">税号</text:span></text:p>
      <text:p text:style-name="P103"><text:span text:style-name="T42"><text:tab/><text:tab/><text:tab/><text:tab/>字段名称_</text:span><text:span text:style-name="T59">4</text:span><text:span text:style-name="T42">:</text:span><text:span text:style-name="T43">电话</text:span></text:p>
      <text:p text:style-name="P103"><text:span text:style-name="T42"><text:tab/><text:tab/><text:tab/><text:tab/>字段名称_</text:span><text:span text:style-name="T59">5</text:span><text:span text:style-name="T42">:</text:span><text:span text:style-name="T43">地址</text:span></text:p>
      <text:p text:style-name="P103"><text:span text:style-name="T42"><text:tab/><text:tab/><text:tab/><text:tab/>字段名称_</text:span><text:span text:style-name="T59">6</text:span><text:span text:style-name="T42">:</text:span><text:span text:style-name="T43">开户银行</text:span></text:p>
      <text:p text:style-name="P103"><text:span text:style-name="T42"><text:tab/><text:tab/><text:tab/><text:tab/>字段名称_</text:span><text:span text:style-name="T59">7</text:span><text:span text:style-name="T42">:</text:span><text:span text:style-name="T43">银行账号</text:span></text:p>
      <text:p text:style-name="P103"><text:span text:style-name="T42"><text:tab/><text:tab/><text:tab/><text:tab/>字段名称_</text:span><text:span text:style-name="T59">8</text:span><text:span text:style-name="T42">:</text:span><text:span text:style-name="T43">公司规模形式</text:span></text:p>
      <text:p text:style-name="P103"><text:span text:style-name="T42"><text:tab/><text:tab/><text:tab/><text:tab/>字段名称_</text:span><text:span text:style-name="T59">9</text:span><text:span text:style-name="T42">:</text:span><text:span text:style-name="T43">备注</text:span></text:p>
      <text:p text:style-name="P96"/>
      <text:p text:style-name="P95"><text:tab/><text:tab/></text:p>
      <text:p text:style-name="P95"><text:tab/><text:tab/><text:tab/><text:span text:style-name="T9">功能名称_2:</text:span>添加 功能类型:编辑 </text:p>
      <text:p text:style-name="P103"><text:span text:style-name="T42"><text:tab/><text:tab/><text:tab/><text:tab/>字段名称_１:</text:span><text:span text:style-name="T43">公司名称<text:tab/></text:span><text:span text:style-name="T44">标签类型:文本框 必填</text:span></text:p>
      <text:p text:style-name="P103"><text:span text:style-name="T42"><text:tab/><text:tab/><text:tab/><text:tab/>字段名称_２:</text:span><text:span text:style-name="T43">税号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3">电话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3">地址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５</text:span><text:span text:style-name="T42">:</text:span><text:span text:style-name="T43">开户银行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６</text:span><text:span text:style-name="T42">:</text:span><text:span text:style-name="T43">银行账号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７</text:span><text:span text:style-name="T42">:</text:span><text:span text:style-name="T43">公司规模形式<text:tab/></text:span><text:span text:style-name="T44">标签类型:下拉框</text:span><text:span text:style-name="T45">(小规模企业/一般纳税人企业)</text:span><text:span text:style-name="T44"> 必填</text:span><text:span text:style-name="T53">　</text:span><text:span text:style-name="T44">不可编辑</text:span></text:p>
      <text:p text:style-name="P95"><text:tab/><text:tab/><text:tab/><text:tab/>字段名称_８:<text:span text:style-name="T65">备注<text:tab/><text:tab/><text:tab/>标签类型:文本框 </text:span><text:span text:style-name="T66">非</text:span><text:span text:style-name="T65">必填</text:span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65">公司名称<text:tab/>标签类型:文本框 必填</text:span></text:p>
      <text:p text:style-name="P103"><text:span text:style-name="T42"><text:tab/><text:tab/><text:tab/><text:tab/>字段名称_２:</text:span><text:span text:style-name="T43">税号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3">电话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3">地址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５</text:span><text:span text:style-name="T42">:</text:span><text:span text:style-name="T43">开户银行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６</text:span><text:span text:style-name="T42">:</text:span><text:span text:style-name="T43">银行账号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７</text:span><text:span text:style-name="T42">:</text:span><text:span text:style-name="T43">公司规模形式<text:tab/></text:span><text:span text:style-name="T44">标签类型:下拉框</text:span><text:span text:style-name="T45">(小规模企业/一般纳税人企业)</text:span><text:span text:style-name="T44"> 必填</text:span><text:span text:style-name="T53">　</text:span><text:span text:style-name="T44">不可编辑</text:span></text:p>
      <text:p text:style-name="P95"><text:tab/><text:tab/><text:tab/><text:tab/>字段名称_８:<text:span text:style-name="T65">备注<text:tab/><text:tab/><text:tab/>标签类型:文本框 </text:span><text:span text:style-name="T66">非</text:span><text:span text:style-name="T65">必填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><text:tab/><text:tab/><text:tab/><text:tab/><text:tab/></text:p>
      <text:p text:style-name="P95"><text:tab/><text:tab/><text:tab/></text:p>
      <text:p text:style-name="P95"><text:tab/><text:tab/><text:tab/><text:span text:style-name="T9">功能名称_</text:span><text:span text:style-name="T10">５</text:span>:导出 功能类型: 导出</text:p>
      <text:p text:style-name="P95"><text:tab/><text:tab/><text:tab/><text:tab/></text:p>
      <text:p text:style-name="P95"/>
      <text:p text:style-name="P95"/>
      <text:p text:style-name="P95"><text:soft-page-break/></text:p>
      <text:p text:style-name="P104"><text:tab/><text:tab/><text:span text:style-name="T23">导航名_</text:span><text:span text:style-name="T26">2</text:span><text:span text:style-name="T23">:设置</text:span><text:span text:style-name="T26">币别</text:span></text:p>
      <text:p text:style-name="P95"><text:tab/><text:tab/><text:tab/><text:span text:style-name="T9">功能名字_1:</text:span>列表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码</text:span></text:p>
      <text:p text:style-name="P103"><text:span text:style-name="T42"><text:tab/><text:tab/><text:tab/><text:tab/>字段名称_２:</text:span><text:span text:style-name="T44">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记账汇率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4">是否本位币</text:span></text:p>
      <text:p text:style-name="P96"/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44">代码<text:tab/><text:tab/>标签类型:文本框 必填</text:span></text:p>
      <text:p text:style-name="P103"><text:span text:style-name="T42"><text:tab/><text:tab/><text:tab/><text:tab/>字段名称_２:</text:span><text:span text:style-name="T44">名称<text:tab/><text:tab/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记账汇率<text:tab/>标签类型:数字框 非必填</text:span></text:p>
      <text:p text:style-name="P103"><text:span text:style-name="T44"><text:tab/><text:tab/><text:tab/><text:tab/>字段名称_</text:span><text:span text:style-name="T45">４</text:span><text:span text:style-name="T44">:是否本位币<text:tab/>标签类型:下拉框</text:span><text:span text:style-name="T46">(是/否)</text:span><text:span text:style-name="T44"> 必填<text:tab/><text:tab/>不可编辑</text:span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65">代码<text:tab/><text:tab/>标签类型:文本框 必填</text:span></text:p>
      <text:p text:style-name="P103"><text:span text:style-name="T42"><text:tab/><text:tab/><text:tab/><text:tab/>字段名称_２:</text:span><text:span text:style-name="T44">名称<text:tab/><text:tab/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记账汇率<text:tab/>标签类型:数字框 非必填</text:span></text:p>
      <text:p text:style-name="P95"><text:span text:style-name="T65"><text:tab/><text:tab/><text:tab/><text:tab/>字段名称_</text:span><text:span text:style-name="T66">４</text:span><text:span text:style-name="T65">:是否本位币<text:tab/>标签类型:下拉框</text:span><text:span text:style-name="T67">(是/否)</text:span><text:span text:style-name="T65"> 必填</text:span><text:span text:style-name="T74">　</text:span><text:span text:style-name="T65">不可编辑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/>
      <text:p text:style-name="P95"><text:tab/></text:p>
      <text:p text:style-name="P95"><text:tab/><text:tab/><text:span text:style-name="T23">导航名_</text:span><text:span text:style-name="T27">３</text:span><text:span text:style-name="T23">:</text:span><text:span text:style-name="T26">往来单位</text:span></text:p>
      <text:p text:style-name="P95"><text:tab/><text:tab/><text:tab/><text:span text:style-name="T9">功能名字_1:</text:span>列表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序号</text:span></text:p>
      <text:p text:style-name="P103"><text:span text:style-name="T42"><text:tab/><text:tab/><text:tab/><text:tab/>字段名称_１:</text:span><text:span text:style-name="T44">公</text:span><text:span text:style-name="T43">司名称</text:span></text:p>
      <text:p text:style-name="P103"><text:span text:style-name="T42"><text:tab/><text:tab/><text:tab/><text:tab/>字段名称_２:</text:span><text:span text:style-name="T44">税</text:span><text:span text:style-name="T43">号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电</text:span><text:span text:style-name="T43">话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4">地</text:span><text:span text:style-name="T43">址</text:span></text:p>
      <text:p text:style-name="P103"><text:span text:style-name="T44"><text:tab/><text:tab/><text:tab/><text:tab/>字段名称_</text:span><text:span text:style-name="T47">５</text:span><text:span text:style-name="T44">:开</text:span><text:span text:style-name="T43">户银行</text:span></text:p>
      <text:p text:style-name="P103"><text:span text:style-name="T42"><text:tab/><text:tab/><text:tab/><text:tab/>字段名称_</text:span><text:span text:style-name="T60">６</text:span><text:span text:style-name="T42">:</text:span><text:span text:style-name="T44">银</text:span><text:span text:style-name="T43">行账号</text:span></text:p>
      <text:p text:style-name="P103"><text:span text:style-name="T42"><text:tab/><text:tab/><text:tab/><text:tab/>字段名称_</text:span><text:span text:style-name="T60">７</text:span><text:span text:style-name="T42">:</text:span><text:span text:style-name="T44">公</text:span><text:span text:style-name="T43">司规模形式</text:span></text:p>
      <text:p text:style-name="P96"/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44">公司名称<text:tab/>标签类型:文本框 必填</text:span></text:p>
      <text:p text:style-name="P103"><text:span text:style-name="T42"><text:tab/><text:tab/><text:tab/><text:tab/>字段名称_２:</text:span><text:span text:style-name="T44">税</text:span><text:span text:style-name="T43">号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电</text:span><text:span text:style-name="T43">话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4">地</text:span><text:span text:style-name="T43">址<text:tab/><text:tab/></text:span><text:span text:style-name="T44">标签类型:文本框 必填</text:span></text:p>
      <text:p text:style-name="P103"><text:span text:style-name="T44"><text:tab/><text:tab/><text:tab/><text:tab/>字段名称_</text:span><text:span text:style-name="T47">５</text:span><text:span text:style-name="T44">:开</text:span><text:span text:style-name="T43">户银行<text:tab/></text:span><text:span text:style-name="T44">标签类型:文本框 必填</text:span></text:p>
      <text:p text:style-name="P103"><text:span text:style-name="T42"><text:tab/><text:tab/><text:tab/><text:tab/>字段名称_</text:span><text:span text:style-name="T60">６</text:span><text:span text:style-name="T42">:</text:span><text:span text:style-name="T44">银</text:span><text:span text:style-name="T43">行账号<text:tab/></text:span><text:span text:style-name="T44">标签类型:文本框 必填</text:span></text:p>
      <text:p text:style-name="P103"><text:span text:style-name="T44"><text:tab/><text:tab/><text:tab/><text:tab/>字段名称_</text:span><text:span text:style-name="T47">７</text:span><text:span text:style-name="T44">:公司规模形式<text:tab/>标签类型:下拉框</text:span><text:span text:style-name="T47">(小规模企业/一般纳税人企业)</text:span><text:span text:style-name="T44"> 必填<text:tab/>不可编辑</text:span></text:p>
      <text:p text:style-name="P95"><text:soft-page-break/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65">公司名称<text:tab/>标签类型:文本框 必填</text:span></text:p>
      <text:p text:style-name="P103"><text:span text:style-name="T42"><text:tab/><text:tab/><text:tab/><text:tab/>字段名称_２:</text:span><text:span text:style-name="T44">税</text:span><text:span text:style-name="T43">号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电</text:span><text:span text:style-name="T43">话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4">地</text:span><text:span text:style-name="T43">址<text:tab/><text:tab/></text:span><text:span text:style-name="T44">标签类型:文本框 必填</text:span></text:p>
      <text:p text:style-name="P103"><text:span text:style-name="T44"><text:tab/><text:tab/><text:tab/><text:tab/>字段名称_</text:span><text:span text:style-name="T47">５</text:span><text:span text:style-name="T44">:开</text:span><text:span text:style-name="T43">户银行<text:tab/></text:span><text:span text:style-name="T44">标签类型:文本框 必填</text:span></text:p>
      <text:p text:style-name="P103"><text:span text:style-name="T42"><text:tab/><text:tab/><text:tab/><text:tab/>字段名称_</text:span><text:span text:style-name="T60">６</text:span><text:span text:style-name="T42">:</text:span><text:span text:style-name="T44">银</text:span><text:span text:style-name="T43">行账号<text:tab/></text:span><text:span text:style-name="T44">标签类型:文本框 必填</text:span></text:p>
      <text:p text:style-name="P95"><text:span text:style-name="T65"><text:tab/><text:tab/><text:tab/><text:tab/>字段名称_</text:span><text:span text:style-name="T68">７</text:span><text:span text:style-name="T65">:公司规模形式<text:tab/>标签类型:下拉框</text:span><text:span text:style-name="T68">(小规模企业/一般纳税人企业)</text:span><text:span text:style-name="T65"> 必填</text:span><text:span text:style-name="T74">　</text:span><text:span text:style-name="T65">不可编辑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><text:tab/><text:tab/><text:tab/></text:p>
      <text:p text:style-name="P95"><text:tab/><text:tab/><text:tab/><text:span text:style-name="T9">功能名称_</text:span><text:span text:style-name="T12">５</text:span>:导出 功能类型: 导出</text:p>
      <text:p text:style-name="P95"><text:tab/><text:tab/></text:p>
      <text:p text:style-name="P95"><text:tab/><text:tab/></text:p>
      <text:p text:style-name="P95"><text:tab/><text:tab/><text:span text:style-name="T23">导航名_</text:span><text:span text:style-name="T28">４</text:span><text:span text:style-name="T23">:</text:span><text:span text:style-name="T26">会计科目</text:span></text:p>
      <text:p text:style-name="P95"><text:tab/><text:tab/><text:tab/><text:span text:style-name="T9">功能名字_1:资产类</text:span>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</text:span><text:span text:style-name="T43">码 </text:span></text:p>
      <text:p text:style-name="P103"><text:span text:style-name="T42"><text:tab/><text:tab/><text:tab/><text:tab/>字段名称_２:</text:span><text:span text:style-name="T44">会</text:span><text:span text:style-name="T43">计科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/text:span></text:p>
      <text:p text:style-name="P103"><text:span text:style-name="T42"><text:tab/><text:tab/><text:tab/><text:tab/>字段名称_</text:span><text:span text:style-name="T59">４</text:span><text:span text:style-name="T42">:</text:span><text:span text:style-name="T44">余</text:span><text:span text:style-name="T43">额方向</text:span></text:p>
      <text:p text:style-name="P92"/>
      <text:p text:style-name="P103"><text:span text:style-name="T43"><text:tab/><text:tab/><text:tab/></text:span><text:span text:style-name="T14">功能名字_</text:span><text:span text:style-name="T15">2</text:span><text:span text:style-name="T14">:</text:span><text:span text:style-name="T15">负债</text:span><text:span text:style-name="T14">类</text:span><text:span text:style-name="T44"> <text:s/>功能类型:网格 (有网格)</text:span>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</text:span><text:span text:style-name="T43">码 </text:span></text:p>
      <text:p text:style-name="P103"><text:span text:style-name="T42"><text:tab/><text:tab/><text:tab/><text:tab/>字段名称_２:</text:span><text:span text:style-name="T44">会</text:span><text:span text:style-name="T43">计科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/text:span></text:p>
      <text:p text:style-name="P103"><text:span text:style-name="T44"><text:tab/><text:tab/><text:tab/><text:tab/>字段名称_</text:span><text:span text:style-name="T45">４</text:span><text:span text:style-name="T44">:余</text:span><text:span text:style-name="T43">额方向</text:span></text:p>
      <text:p text:style-name="P92"/>
      <text:p text:style-name="P103"><text:span text:style-name="T43"><text:tab/><text:tab/><text:tab/></text:span><text:span text:style-name="T14">功能名字_</text:span><text:span text:style-name="T15">3</text:span><text:span text:style-name="T14">:</text:span><text:span text:style-name="T15">共同</text:span><text:span text:style-name="T14">类</text:span><text:span text:style-name="T44"> <text:s/>功能类型:网格 (有网格)</text:span>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</text:span><text:span text:style-name="T43">码 </text:span></text:p>
      <text:p text:style-name="P103"><text:span text:style-name="T42"><text:tab/><text:tab/><text:tab/><text:tab/>字段名称_２:</text:span><text:span text:style-name="T44">会</text:span><text:span text:style-name="T43">计科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/text:span></text:p>
      <text:p text:style-name="P103"><text:span text:style-name="T44"><text:tab/><text:tab/><text:tab/><text:tab/>字段名称_</text:span><text:span text:style-name="T45">４</text:span><text:span text:style-name="T44">:余</text:span><text:span text:style-name="T43">额方向</text:span></text:p>
      <text:p text:style-name="P92"/>
      <text:p text:style-name="P103"><text:span text:style-name="T43"><text:tab/><text:tab/><text:tab/></text:span><text:span text:style-name="T14">功能名字_</text:span><text:span text:style-name="T15">4</text:span><text:span text:style-name="T14">:成本类</text:span><text:span text:style-name="T44"> <text:s/>功能类型:网格 (有网格)</text:span>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</text:span><text:span text:style-name="T43">码 </text:span></text:p>
      <text:p text:style-name="P103"><text:span text:style-name="T42"><text:tab/><text:tab/><text:tab/><text:tab/>字段名称_２:</text:span><text:span text:style-name="T44">会</text:span><text:span text:style-name="T43">计科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/text:span></text:p>
      <text:p text:style-name="P103"><text:span text:style-name="T44"><text:tab/><text:tab/><text:tab/><text:tab/>字段名称_</text:span><text:span text:style-name="T45">４</text:span><text:span text:style-name="T44">:余</text:span><text:span text:style-name="T43">额方向</text:span></text:p>
      <text:p text:style-name="P92"/>
      <text:p text:style-name="P103"><text:span text:style-name="T43"><text:tab/><text:tab/><text:tab/></text:span><text:span text:style-name="T14">功能名字_</text:span><text:span text:style-name="T15">5</text:span><text:span text:style-name="T14">:</text:span><text:span text:style-name="T15">损益</text:span><text:span text:style-name="T14">类</text:span><text:span text:style-name="T44"> <text:s/>功能类型:网格 (有网格)</text:span></text:p>
      <text:p text:style-name="P103"><text:soft-page-break/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代</text:span><text:span text:style-name="T43">码 </text:span></text:p>
      <text:p text:style-name="P103"><text:span text:style-name="T42"><text:tab/><text:tab/><text:tab/><text:tab/>字段名称_２:</text:span><text:span text:style-name="T44">会</text:span><text:span text:style-name="T43">计科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/text:span></text:p>
      <text:p text:style-name="P103"><text:span text:style-name="T44"><text:tab/><text:tab/><text:tab/><text:tab/>字段名称_</text:span><text:span text:style-name="T45">４</text:span><text:span text:style-name="T44">:余</text:span><text:span text:style-name="T43">额方向</text:span></text:p>
      <text:p text:style-name="P96"/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44">代码<text:tab/><text:tab/><text:tab/>标签类型:文本框 必填 </text:span></text:p>
      <text:p text:style-name="P103"><text:span text:style-name="T42"><text:tab/><text:tab/><text:tab/><text:tab/>字段名称_２:</text:span><text:span text:style-name="T44">会</text:span><text:span text:style-name="T43">计科目名称</text:span><text:span text:style-name="T48"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text:tab/><text:tab/></text:span><text:span text:style-name="T44">标签类型:下拉框</text:span><text:span text:style-name="T48">　</text:span><text:span text:style-name="T44">必填<text:tab/>不可编辑</text:span></text:p>
      <text:p text:style-name="P103"><text:span text:style-name="T48"><text:tab/><text:tab/><text:tab/><text:tab/>(资产类/负债类/共同类/权益类/成本类/损益类)</text:span><text:span text:style-name="T44"> </text:span></text:p>
      <text:p text:style-name="P103"><text:span text:style-name="T44"><text:tab/><text:tab/><text:tab/><text:tab/>字段名称_</text:span><text:span text:style-name="T45">４</text:span><text:span text:style-name="T44">:余额方向<text:tab/><text:tab/>标签类型:下拉框</text:span><text:span text:style-name="T48">(借/贷)</text:span><text:span text:style-name="T44"> 必填</text:span><text:span text:style-name="T53">　</text:span><text:span text:style-name="T44">不可编辑</text:span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65">代码<text:tab/><text:tab/><text:tab/>标签类型:文本框 必填 </text:span></text:p>
      <text:p text:style-name="P103"><text:span text:style-name="T42"><text:tab/><text:tab/><text:tab/><text:tab/>字段名称_２:</text:span><text:span text:style-name="T44">会</text:span><text:span text:style-name="T43">计科目名称</text:span><text:span text:style-name="T48"><text:tab/></text:span><text:span text:style-name="T44">标签类型:文本框 必填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所</text:span><text:span text:style-name="T43">属类别<text:tab/><text:tab/></text:span><text:span text:style-name="T44">标签类型:下拉框</text:span><text:span text:style-name="T48">　</text:span><text:span text:style-name="T44">必填</text:span></text:p>
      <text:p text:style-name="P103"><text:span text:style-name="T48"><text:tab/><text:tab/><text:tab/><text:tab/>(资产类/负债类/共同类/权益类/成本类/损益类)</text:span><text:span text:style-name="T44"> </text:span></text:p>
      <text:p text:style-name="P95"><text:span text:style-name="T65"><text:tab/><text:tab/><text:tab/><text:tab/>字段名称_</text:span><text:span text:style-name="T66">４</text:span><text:span text:style-name="T65">:余额方向<text:tab/><text:tab/>标签类型:下拉框</text:span><text:span text:style-name="T69">(借/贷)</text:span><text:span text:style-name="T65"> 必填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/>
      <text:p text:style-name="P95"><text:tab/><text:tab/><text:tab/><text:span text:style-name="T9">功能名称_</text:span><text:span text:style-name="T17">５</text:span>:搜索 功能类型: 搜索</text:p>
      <text:p text:style-name="P95"><text:tab/><text:tab/><text:tab/><text:tab/>字段名称_<text:span text:style-name="T76">1:会计科目名称 标签类型:文本框　必填</text:span></text:p>
      <text:p text:style-name="P95"><text:tab/><text:tab/><text:tab/></text:p>
      <text:p text:style-name="P95"><text:tab/><text:tab/><text:tab/><text:span text:style-name="T9">功能名称_</text:span><text:span text:style-name="T17">６</text:span>:导入 功能类型: 导入</text:p>
      <text:p text:style-name="P95"/>
      <text:p text:style-name="P95"/>
      <text:p text:style-name="P95"><text:tab/><text:tab/><text:tab/><text:span text:style-name="T9">功能名称_</text:span><text:span text:style-name="T17">７</text:span>:导出 功能类型: 导出</text:p>
      <text:p text:style-name="P101"/>
      <text:p text:style-name="P95"/>
      <text:p text:style-name="P97"><text:tab/><text:tab/><text:span text:style-name="T25">导航名_</text:span><text:span text:style-name="T29">５</text:span><text:span text:style-name="T25">:</text:span><text:span text:style-name="T26">核算部门</text:span></text:p>
      <text:p text:style-name="P95"><text:tab/><text:tab/><text:tab/><text:span text:style-name="T9">功能名字_1:</text:span>列表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序号</text:span></text:p>
      <text:p text:style-name="P103"><text:span text:style-name="T42"><text:tab/><text:tab/><text:tab/><text:tab/>字段名称_１:</text:span><text:span text:style-name="T44">核算部门</text:span></text:p>
      <text:p text:style-name="P103"><text:span text:style-name="T42"><text:tab/><text:tab/><text:tab/><text:tab/>字段名称_２:</text:span><text:span text:style-name="T44">项目名称</text:span></text:p>
      <text:p text:style-name="P103"><text:span text:style-name="T42"><text:tab/><text:tab/><text:tab/><text:tab/>字段名称_</text:span><text:span text:style-name="T59">３</text:span><text:span text:style-name="T42">:</text:span><text:span text:style-name="T44">职员</text:span></text:p>
      <text:p text:style-name="P95"><text:tab/><text:tab/><text:tab/><text:tab/></text:p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44">核算部门<text:tab/>标签类型:下拉框 必填</text:span><text:span text:style-name="T49">　可编辑</text:span></text:p>
      <text:p text:style-name="P103"><text:span text:style-name="T42"><text:tab/><text:tab/><text:tab/><text:tab/>字段名称_２:</text:span><text:span text:style-name="T44">项目名称<text:tab/>标签类型:文本框 必填</text:span></text:p>
      <text:p text:style-name="P103"><text:span text:style-name="T44"><text:tab/><text:tab/><text:tab/><text:tab/>字段名称_</text:span><text:span text:style-name="T45">３</text:span><text:span text:style-name="T44">:职员<text:tab/><text:tab/>标签类型:文本框 必填<text:tab/>可编辑</text:span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soft-page-break/><text:tab/><text:tab/><text:tab/><text:tab/>字段名称_１:<text:span text:style-name="T65">核算部门<text:tab/>标签类型:下拉框 必填</text:span><text:span text:style-name="T70">　可编辑</text:span></text:p>
      <text:p text:style-name="P103"><text:span text:style-name="T42"><text:tab/><text:tab/><text:tab/><text:tab/>字段名称_２:</text:span><text:span text:style-name="T44">项目名称<text:tab/>标签类型:文本框 必填</text:span></text:p>
      <text:p text:style-name="P95"><text:span text:style-name="T65"><text:tab/><text:tab/><text:tab/><text:tab/>字段名称_</text:span><text:span text:style-name="T66">３</text:span><text:span text:style-name="T65">:职员<text:tab/><text:tab/>标签类型:文本框 必填<text:tab/>可编辑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/>
      <text:p text:style-name="P95"/>
      <text:p text:style-name="P95"><text:tab/><text:tab/><text:span text:style-name="T30">导航名_</text:span><text:span text:style-name="T32">６</text:span><text:span text:style-name="T30">:</text:span><text:span text:style-name="T31">凭证字</text:span></text:p>
      <text:p text:style-name="P95"><text:tab/><text:tab/><text:tab/><text:span text:style-name="T9">功能名字_1:</text:span>列表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序号</text:span></text:p>
      <text:p text:style-name="P103"><text:span text:style-name="T42"><text:tab/><text:tab/><text:tab/><text:tab/>字段名称_１:</text:span><text:span text:style-name="T50">凭证字</text:span></text:p>
      <text:p text:style-name="P95"><text:tab/><text:tab/><text:tab/><text:tab/></text:p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50">凭证字</text:span><text:span text:style-name="T44"><text:tab/>标签类型:下拉框 必填</text:span><text:span text:style-name="T49">　可编辑</text:span></text:p>
      <text:p text:style-name="P95"><text:tab/><text:tab/><text:tab/><text:tab/><text:span text:style-name="T77">(记账凭证/收款凭证/付款凭证/转账凭证)</text:span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71">凭证字</text:span><text:span text:style-name="T65"><text:tab/>标签类型:下拉框 必填</text:span><text:span text:style-name="T70">　可编辑</text:span></text:p>
      <text:p text:style-name="P95"><text:span text:style-name="T70"><text:tab/><text:tab/><text:tab/><text:tab/></text:span><text:span text:style-name="T71">(记账凭证/收款凭证/付款凭证/转账凭证)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5"/>
      <text:p text:style-name="P95"/>
      <text:p text:style-name="P95"><text:tab/><text:tab/><text:span text:style-name="T30">导航名_</text:span><text:span text:style-name="T32">7</text:span><text:span text:style-name="T30">:</text:span><text:span text:style-name="T32">常用摘要</text:span></text:p>
      <text:p text:style-name="P95"><text:tab/><text:tab/><text:tab/><text:span text:style-name="T9">功能名字_1:</text:span>列表 <text:s/>功能类型:网格 (有网格)</text:p>
      <text:p text:style-name="P103"><text:span text:style-name="T42"><text:tab/><text:tab/><text:tab/><text:tab/></text:span><text:span text:style-name="T7">加上一个字段 ：id <text:s/>文本框 <text:s text:c="3"/>设置隐藏</text:span></text:p>
      <text:p text:style-name="P103"><text:span text:style-name="T42"><text:tab/><text:tab/><text:tab/><text:tab/>字段名称_１:</text:span><text:span text:style-name="T44">提</text:span><text:span text:style-name="T43">现</text:span></text:p>
      <text:p text:style-name="P103"><text:span text:style-name="T42"><text:tab/><text:tab/><text:tab/><text:tab/>字段名称_</text:span><text:span text:style-name="T61">2</text:span><text:span text:style-name="T42">:</text:span><text:span text:style-name="T50">存</text:span><text:span text:style-name="T43">现</text:span></text:p>
      <text:p text:style-name="P103"><text:span text:style-name="T43"><text:tab/><text:tab/><text:tab/><text:tab/></text:span><text:span text:style-name="T44">字段名称_</text:span><text:span text:style-name="T51">3</text:span><text:span text:style-name="T44">:计</text:span><text:span text:style-name="T43">提本月工资</text:span></text:p>
      <text:p text:style-name="P103"><text:span text:style-name="T44"><text:tab/><text:tab/><text:tab/><text:tab/>字段名称_</text:span><text:span text:style-name="T51">4</text:span><text:span text:style-name="T44">:本</text:span><text:span text:style-name="T43">月服务收入</text:span></text:p>
      <text:p text:style-name="P103"><text:span text:style-name="T42"><text:tab/><text:tab/><text:tab/><text:tab/>字段名称_</text:span><text:span text:style-name="T61">5</text:span><text:span text:style-name="T42">:</text:span><text:span text:style-name="T44">收</text:span><text:span text:style-name="T43">到货款</text:span></text:p>
      <text:p text:style-name="P103"><text:span text:style-name="T42"><text:tab/><text:tab/><text:tab/><text:tab/>字段名称_</text:span><text:span text:style-name="T61">6</text:span><text:span text:style-name="T42">:</text:span><text:span text:style-name="T44">支</text:span><text:span text:style-name="T43">付货款</text:span></text:p>
      <text:p text:style-name="P103"><text:span text:style-name="T43"><text:tab/><text:tab/><text:tab/><text:tab/></text:span><text:span text:style-name="T44">字段名称_</text:span><text:span text:style-name="T51">7</text:span><text:span text:style-name="T44">:支</text:span><text:span text:style-name="T43">付本月社保</text:span></text:p>
      <text:p text:style-name="P103"><text:span text:style-name="T44"><text:tab/><text:tab/><text:tab/><text:tab/>字段名称_</text:span><text:span text:style-name="T51">8</text:span><text:span text:style-name="T44">:支</text:span><text:span text:style-name="T43">付办公费</text:span></text:p>
      <text:p text:style-name="P103"><text:span text:style-name="T44"><text:tab/><text:tab/><text:tab/><text:tab/>字段名称_</text:span><text:span text:style-name="T51">9</text:span><text:span text:style-name="T44">:报</text:span><text:span text:style-name="T43">销差旅费</text:span></text:p>
      <text:p text:style-name="P103"><text:span text:style-name="T44"><text:tab/><text:tab/><text:tab/><text:tab/>字段名称_</text:span><text:span text:style-name="T51">10</text:span><text:span text:style-name="T44">:支</text:span><text:span text:style-name="T43">付交通费</text:span></text:p>
      <text:p text:style-name="P103"><text:span text:style-name="T42"><text:tab/><text:tab/><text:tab/><text:tab/>字段名称_</text:span><text:span text:style-name="T61">11</text:span><text:span text:style-name="T42">:</text:span><text:span text:style-name="T44">支</text:span><text:span text:style-name="T43">付业务招待费</text:span></text:p>
      <text:p text:style-name="P103"><text:span text:style-name="T42"><text:tab/><text:tab/><text:tab/><text:tab/>字段名称_</text:span><text:span text:style-name="T61">12</text:span><text:span text:style-name="T42">:</text:span><text:span text:style-name="T44">支</text:span><text:span text:style-name="T43">付本月税金</text:span></text:p>
      <text:p text:style-name="P103"><text:span text:style-name="T43"><text:tab/><text:tab/><text:tab/><text:tab/></text:span><text:span text:style-name="T44">字段名称_</text:span><text:span text:style-name="T51">13</text:span><text:span text:style-name="T44">:计</text:span><text:span text:style-name="T43">提本月税金及附加</text:span></text:p>
      <text:p text:style-name="P91"><text:tab/><text:tab/><text:tab/><text:tab/></text:p>
      <text:p text:style-name="P95"><text:tab/><text:tab/></text:p>
      <text:p text:style-name="P103"><text:span text:style-name="T42"><text:tab/><text:tab/><text:tab/></text:span><text:span text:style-name="T11">功能名称_2:</text:span><text:span text:style-name="T42">添加 功能类型:编辑 </text:span></text:p>
      <text:p text:style-name="P103"><text:span text:style-name="T42"><text:tab/><text:tab/><text:tab/><text:tab/>字段名称_１:</text:span><text:span text:style-name="T44">提现<text:tab/><text:tab/><text:tab/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2</text:span><text:span text:style-name="T42">:</text:span><text:span text:style-name="T50">存</text:span><text:span text:style-name="T43">现<text:tab/><text:tab/><text:tab/><text:tab/></text:span><text:span text:style-name="T44">标签类型:文本框 </text:span><text:span text:style-name="T51">非</text:span><text:span text:style-name="T44">必填</text:span></text:p>
      <text:p text:style-name="P103"><text:span text:style-name="T43"><text:tab/><text:tab/><text:tab/><text:tab/></text:span><text:span text:style-name="T44">字段名称_</text:span><text:span text:style-name="T51">3</text:span><text:span text:style-name="T44">:计</text:span><text:span text:style-name="T43">提本月工资<text:tab/></text:span><text:span text:style-name="T44">标签类型:文本框 </text:span><text:span text:style-name="T51">非</text:span><text:span text:style-name="T44">必填</text:span></text:p>
      <text:p text:style-name="P103"><text:soft-page-break/><text:span text:style-name="T44"><text:tab/><text:tab/><text:tab/><text:tab/>字段名称_</text:span><text:span text:style-name="T51">4</text:span><text:span text:style-name="T44">:本</text:span><text:span text:style-name="T43">月服务收入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5</text:span><text:span text:style-name="T42">:</text:span><text:span text:style-name="T44">收</text:span><text:span text:style-name="T43">到货款<text:tab/>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6</text:span><text:span text:style-name="T42">:</text:span><text:span text:style-name="T44">支</text:span><text:span text:style-name="T43">付货款<text:tab/><text:tab/></text:span><text:span text:style-name="T44">标签类型:文本框 </text:span><text:span text:style-name="T51">非</text:span><text:span text:style-name="T44">必填</text:span></text:p>
      <text:p text:style-name="P103"><text:span text:style-name="T43"><text:tab/><text:tab/><text:tab/><text:tab/></text:span><text:span text:style-name="T44">字段名称_</text:span><text:span text:style-name="T51">7</text:span><text:span text:style-name="T44">:支</text:span><text:span text:style-name="T43">付本月社保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8</text:span><text:span text:style-name="T44">:支</text:span><text:span text:style-name="T43">付办公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9</text:span><text:span text:style-name="T44">:报</text:span><text:span text:style-name="T43">销差旅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10</text:span><text:span text:style-name="T44">:支</text:span><text:span text:style-name="T43">付交通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11</text:span><text:span text:style-name="T42">:</text:span><text:span text:style-name="T44">支</text:span><text:span text:style-name="T43">付业务招待费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12</text:span><text:span text:style-name="T42">:</text:span><text:span text:style-name="T44">支</text:span><text:span text:style-name="T43">付本月税金<text:tab/></text:span><text:span text:style-name="T44">标签类型:文本框 </text:span><text:span text:style-name="T51">非</text:span><text:span text:style-name="T44">必填</text:span></text:p>
      <text:p text:style-name="P103"><text:span text:style-name="T49"><text:tab/><text:tab/><text:tab/><text:tab/></text:span><text:span text:style-name="T44">字段名称_</text:span><text:span text:style-name="T51">13</text:span><text:span text:style-name="T44">:计</text:span><text:span text:style-name="T49">提本月税金及附加<text:tab/></text:span><text:span text:style-name="T44">标签类型:文本框 </text:span><text:span text:style-name="T51">非</text:span><text:span text:style-name="T44">必填</text:span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１:<text:span text:style-name="T65">提现<text:tab/><text:tab/><text:tab/>标签类型:文本框 </text:span><text:span text:style-name="T72">非</text:span><text:span text:style-name="T65">必填</text:span></text:p>
      <text:p text:style-name="P103"><text:span text:style-name="T42"><text:tab/><text:tab/><text:tab/><text:tab/>字段名称_</text:span><text:span text:style-name="T61">2</text:span><text:span text:style-name="T42">:</text:span><text:span text:style-name="T50">存</text:span><text:span text:style-name="T43">现<text:tab/><text:tab/><text:tab/><text:tab/></text:span><text:span text:style-name="T44">标签类型:文本框 </text:span><text:span text:style-name="T51">非</text:span><text:span text:style-name="T44">必填</text:span></text:p>
      <text:p text:style-name="P103"><text:span text:style-name="T43"><text:tab/><text:tab/><text:tab/><text:tab/></text:span><text:span text:style-name="T44">字段名称_</text:span><text:span text:style-name="T51">3</text:span><text:span text:style-name="T44">:计</text:span><text:span text:style-name="T43">提本月工资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4</text:span><text:span text:style-name="T44">:本</text:span><text:span text:style-name="T43">月服务收入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5</text:span><text:span text:style-name="T42">:</text:span><text:span text:style-name="T44">收</text:span><text:span text:style-name="T43">到货款<text:tab/>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6</text:span><text:span text:style-name="T42">:</text:span><text:span text:style-name="T44">支</text:span><text:span text:style-name="T43">付货款<text:tab/><text:tab/></text:span><text:span text:style-name="T44">标签类型:文本框 </text:span><text:span text:style-name="T51">非</text:span><text:span text:style-name="T44">必填</text:span></text:p>
      <text:p text:style-name="P103"><text:span text:style-name="T43"><text:tab/><text:tab/><text:tab/><text:tab/></text:span><text:span text:style-name="T44">字段名称_</text:span><text:span text:style-name="T51">7</text:span><text:span text:style-name="T44">:支</text:span><text:span text:style-name="T43">付本月社保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8</text:span><text:span text:style-name="T44">:支</text:span><text:span text:style-name="T43">付办公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9</text:span><text:span text:style-name="T44">:报</text:span><text:span text:style-name="T43">销差旅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4"><text:tab/><text:tab/><text:tab/><text:tab/>字段名称_</text:span><text:span text:style-name="T51">10</text:span><text:span text:style-name="T44">:支</text:span><text:span text:style-name="T43">付交通费<text:tab/>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11</text:span><text:span text:style-name="T42">:</text:span><text:span text:style-name="T44">支</text:span><text:span text:style-name="T43">付业务招待费<text:tab/></text:span><text:span text:style-name="T44">标签类型:文本框 </text:span><text:span text:style-name="T51">非</text:span><text:span text:style-name="T44">必填</text:span></text:p>
      <text:p text:style-name="P103"><text:span text:style-name="T42"><text:tab/><text:tab/><text:tab/><text:tab/>字段名称_</text:span><text:span text:style-name="T61">12</text:span><text:span text:style-name="T42">:</text:span><text:span text:style-name="T44">支</text:span><text:span text:style-name="T43">付本月税金<text:tab/></text:span><text:span text:style-name="T44">标签类型:文本框 </text:span><text:span text:style-name="T51">非</text:span><text:span text:style-name="T44">必填</text:span></text:p>
      <text:p text:style-name="P95"><text:span text:style-name="T70"><text:tab/><text:tab/><text:tab/><text:tab/></text:span><text:span text:style-name="T65">字段名称_</text:span><text:span text:style-name="T72">13</text:span><text:span text:style-name="T65">:计</text:span><text:span text:style-name="T70">提本月税金及附加<text:tab/></text:span><text:span text:style-name="T65">标签类型:文本框 </text:span><text:span text:style-name="T72">非</text:span><text:span text:style-name="T65">必填</text:span></text:p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5"><text:tab/><text:tab/><text:tab/><text:tab/>温馨提示：确定删除这条数据么？</text:p>
      <text:p text:style-name="P97"><text:tab/><text:tab/><text:tab/></text:p>
      <text:p text:style-name="P97"><text:tab/><text:tab/><text:tab/><text:span text:style-name="T11">功能名称_</text:span><text:span text:style-name="T18">５</text:span><text:span text:style-name="T75">:搜索 功能类型: 搜索</text:span></text:p>
      <text:p text:style-name="P97"><text:tab/><text:tab/><text:tab/><text:tab/>字段名称<text:span text:style-name="T78">＿1:搜索词　文本框</text:span></text:p>
      <text:p text:style-name="P97"/>
      <text:p text:style-name="P97"/>
      <text:p text:style-name="P97"/>
      <text:p text:style-name="P97"><text:tab/><text:tab/><text:span text:style-name="T25">导航名_</text:span><text:span text:style-name="T33">8</text:span><text:span text:style-name="T25">: </text:span><text:span text:style-name="T3">账户来源</text:span></text:p>
      <text:p text:style-name="P95"><text:tab/><text:tab/><text:tab/><text:span text:style-name="T9">功能名字_1:</text:span>列表 <text:s/>功能类型:网格 (有网格)</text:p>
      <text:p text:style-name="P95"><text:tab/><text:tab/><text:tab/><text:tab/><text:span text:style-name="T2">加上一个字段 ：id <text:s/>文本框 <text:s text:c="3"/>设置隐藏</text:span></text:p>
      <text:p text:style-name="P95"><text:tab/><text:tab/><text:tab/><text:tab/>字段名称_1:用户名称</text:p>
      <text:p text:style-name="P95"><text:tab/><text:tab/><text:tab/><text:tab/>字段名称_2:帐号</text:p>
      <text:p text:style-name="P95"><text:tab/><text:tab/><text:tab/><text:tab/>字段名称_3:一级科目</text:p>
      <text:p text:style-name="P95"><text:tab/><text:tab/><text:tab/><text:tab/>字段名称_<text:span text:style-name="T37">4</text:span>:二级科目</text:p>
      <text:p text:style-name="P95"><text:tab/><text:tab/><text:tab/><text:tab/>字段名称_<text:span text:style-name="T37">5</text:span>:三级科目</text:p>
      <text:p text:style-name="P95"><text:tab/><text:tab/><text:tab/><text:tab/>字段名称_<text:span text:style-name="T38">6</text:span>:开户行地址</text:p>
      <text:p text:style-name="P95"><text:tab/><text:tab/><text:tab/><text:tab/>字段名称_<text:span text:style-name="T38">7</text:span>:备注</text:p>
      <text:p text:style-name="P95"><text:tab/><text:tab/><text:tab/><text:tab/></text:p>
      <text:p text:style-name="P96"/>
      <text:p text:style-name="P95"><text:tab/><text:tab/></text:p>
      <text:p text:style-name="P95"><text:tab/><text:tab/><text:tab/><text:span text:style-name="T9">功能名称_2:</text:span>添加 功能类型:编辑 </text:p>
      <text:p text:style-name="P95"><text:soft-page-break/><text:tab/><text:tab/><text:tab/><text:tab/>字段名称_1:用户名称<text:tab/><text:tab/>标签类型:文本框 必填</text:p>
      <text:p text:style-name="P95"><text:tab/><text:tab/><text:tab/><text:tab/>字段名称_2:帐号<text:tab/><text:tab/><text:tab/>标签类型:文本框 非必填</text:p>
      <text:p text:style-name="P95"><text:tab/><text:tab/><text:tab/><text:tab/>字段名称_3:一级科目<text:tab/><text:tab/>标签类型:下拉框 必填 <text:s/>不可编辑</text:p>
      <text:p text:style-name="P95"><text:tab/><text:tab/><text:tab/><text:tab/>字段名称_<text:span text:style-name="T37">4</text:span>:二级科目<text:tab/><text:tab/>标签类型:下拉框 必填 <text:s/>不可编辑</text:p>
      <text:p text:style-name="P95"><text:tab/><text:tab/><text:tab/><text:tab/>字段名称_<text:span text:style-name="T37">5</text:span>:三级科目<text:tab/><text:tab/>标签类型:下拉框 必填 <text:s/>不可编辑</text:p>
      <text:p text:style-name="P95"><text:tab/><text:tab/><text:tab/><text:tab/><text:bookmark-start text:name="__DdeLink__7479_6268325681"/>字段名称_<text:span text:style-name="T37">6</text:span>:开户行地址<text:tab/><text:tab/>标签类型:文本框 非必填</text:p>
      <text:p text:style-name="P95"><text:tab/><text:tab/><text:tab/><text:tab/>字段名称_<text:span text:style-name="T38">7</text:span>:备注<text:tab/><text:tab/><text:tab/><text:tab/>标签类型:文本框 非必填<text:bookmark-end text:name="__DdeLink__7479_6268325681"/></text:p>
      <text:p text:style-name="P95"><text:tab/><text:tab/><text:tab/><text:tab/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字段名称_1:用户名称<text:tab/><text:tab/>标签类型:文本框 必填</text:p>
      <text:p text:style-name="P95"><text:tab/><text:tab/><text:tab/><text:tab/>字段名称_2:帐号<text:tab/><text:tab/><text:tab/>标签类型:文本框 非必填</text:p>
      <text:p text:style-name="P95"><text:tab/><text:tab/><text:tab/><text:tab/>字段名称_3:一级科目<text:tab/><text:tab/>标签类型:下拉框 必填<text:tab/><text:tab/>不可编辑</text:p>
      <text:p text:style-name="P95"><text:tab/><text:tab/><text:tab/><text:tab/>字段名称_<text:span text:style-name="T37">4</text:span>:二级科目<text:tab/><text:tab/>标签类型:下拉框 必填<text:tab/><text:tab/>不可编辑</text:p>
      <text:p text:style-name="P95"><text:tab/><text:tab/><text:tab/><text:tab/>字段名称_<text:span text:style-name="T37">5</text:span>:三级科目<text:tab/><text:tab/>标签类型:下拉框 必填<text:tab/><text:tab/>不可编辑</text:p>
      <text:p text:style-name="P95"><text:tab/><text:tab/><text:tab/><text:tab/>字段名称_<text:span text:style-name="T37">6</text:span>:开户行地址<text:tab/><text:tab/>标签类型:文本框 非必填</text:p>
      <text:p text:style-name="P95"><text:tab/><text:tab/><text:tab/><text:tab/>字段名称_<text:span text:style-name="T38">7</text:span>:备注<text:tab/><text:tab/><text:tab/><text:tab/>标签类型:文本框 非必填</text:p>
      <text:p text:style-name="P95"/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8"><text:tab/><text:tab/><text:tab/><text:tab/>温馨提示：确定删除这条数据么？</text:p>
      <text:p text:style-name="P97"><text:tab/><text:tab/><text:tab/></text:p>
      <text:p text:style-name="P97"><text:tab/><text:tab/><text:tab/><text:span text:style-name="T11">功能名称_</text:span><text:span text:style-name="T19">5</text:span><text:span text:style-name="T75">:导出 功能类型: 导出</text:span></text:p>
      <text:p text:style-name="P97"/>
      <text:p text:style-name="P97"/>
      <text:p text:style-name="P97"><text:s text:c="2"/><text:span text:style-name="T35">导航下拉名_</text:span><text:span text:style-name="T36">2</text:span><text:span text:style-name="T35">:财务初始化</text:span></text:p>
      <text:p text:style-name="P95"><text:tab/><text:tab/><text:span text:style-name="T23">导航名_1: </text:span><text:span text:style-name="T3">基本参数</text:span></text:p>
      <text:p text:style-name="P95"><text:tab/><text:tab/><text:tab/><text:span text:style-name="T9">功能名字_1:</text:span>列表 <text:s/>功能类型:网格 (有网格)</text:p>
      <text:p text:style-name="P95"><text:tab/><text:tab/><text:tab/><text:tab/><text:span text:style-name="T2">加上一个字段 ：id <text:s/>文本框 <text:s text:c="3"/>设置隐藏</text:span></text:p>
      <text:p text:style-name="P103"><text:span text:style-name="T42"><text:tab/><text:tab/><text:tab/><text:tab/>字段名称_1:</text:span><text:span text:style-name="T43">公司名称</text:span></text:p>
      <text:p text:style-name="P103"><text:span text:style-name="T42"><text:tab/><text:tab/><text:tab/><text:tab/>字段名称_2:</text:span><text:span text:style-name="T43">本位币</text:span></text:p>
      <text:p text:style-name="P103"><text:span text:style-name="T42"><text:tab/><text:tab/><text:tab/><text:tab/>字段名称_3:</text:span><text:span text:style-name="T43">会计制度</text:span></text:p>
      <text:p text:style-name="P103"><text:span text:style-name="T42"><text:tab/><text:tab/><text:tab/><text:tab/>字段名称_</text:span><text:span text:style-name="T62">4</text:span><text:span text:style-name="T42">:</text:span><text:span text:style-name="T43">会计期间</text:span></text:p>
      <text:p text:style-name="P103"><text:span text:style-name="T42"><text:tab/><text:tab/><text:tab/><text:tab/>字段名称_</text:span><text:span text:style-name="T62">5</text:span><text:span text:style-name="T42">:</text:span><text:span text:style-name="T43">会计期间对应时间</text:span></text:p>
      <text:p text:style-name="P103"><text:span text:style-name="T43"><text:tab/><text:tab/><text:tab/><text:tab/></text:span><text:span text:style-name="T44">字段名称_</text:span><text:span text:style-name="T52">6</text:span><text:span text:style-name="T44">:税</text:span><text:span text:style-name="T43">号</text:span></text:p>
      <text:p text:style-name="P103"><text:span text:style-name="T42"><text:tab/><text:tab/><text:tab/><text:tab/>字段名称_</text:span><text:span text:style-name="T63">7</text:span><text:span text:style-name="T42">:</text:span><text:span text:style-name="T44">电</text:span><text:span text:style-name="T43">话</text:span></text:p>
      <text:p text:style-name="P103"><text:span text:style-name="T42"><text:tab/><text:tab/><text:tab/><text:tab/>字段名称_</text:span><text:span text:style-name="T63">8</text:span><text:span text:style-name="T42">:</text:span><text:span text:style-name="T44">地</text:span><text:span text:style-name="T43">址</text:span></text:p>
      <text:p text:style-name="P103"><text:span text:style-name="T42"><text:tab/><text:tab/><text:tab/><text:tab/>字段名称_</text:span><text:span text:style-name="T63">9</text:span><text:span text:style-name="T42">:</text:span><text:span text:style-name="T44">开</text:span><text:span text:style-name="T43">户银行</text:span></text:p>
      <text:p text:style-name="P103"><text:span text:style-name="T44"><text:tab/><text:tab/><text:tab/><text:tab/>字段名称_</text:span><text:span text:style-name="T52">10</text:span><text:span text:style-name="T44">:银</text:span><text:span text:style-name="T43">行账号</text:span></text:p>
      <text:p text:style-name="P103"><text:span text:style-name="T42"><text:tab/><text:tab/><text:tab/><text:tab/></text:span><text:span text:style-name="T44">字段名称_</text:span><text:span text:style-name="T52">11</text:span><text:span text:style-name="T44">:</text:span><text:span text:style-name="T43">公司规模形式</text:span></text:p>
      <text:p text:style-name="P103"><text:span text:style-name="T43"><text:tab/><text:tab/><text:tab/><text:tab/></text:span><text:span text:style-name="T44">字段名称_</text:span><text:span text:style-name="T52">12</text:span><text:span text:style-name="T44">:备注</text:span></text:p>
      <text:p text:style-name="P95"><text:tab/><text:tab/></text:p>
      <text:p text:style-name="P95"><text:tab/><text:tab/><text:tab/><text:span text:style-name="T9">功能名称_2:</text:span>添加 功能类型:编辑 </text:p>
      <text:p text:style-name="P95"><text:tab/><text:tab/><text:tab/><text:tab/>段名称_1:<text:span text:style-name="T65">公司名称<text:tab/><text:tab/><text:tab/><text:tab/>标签类型:下拉框 必填 <text:s/>不可编辑</text:span></text:p>
      <text:p text:style-name="P103"><text:span text:style-name="T42"><text:tab/><text:tab/><text:tab/><text:tab/>字段名称_2:</text:span><text:span text:style-name="T43">本位币<text:tab/><text:tab/><text:tab/><text:tab/></text:span><text:span text:style-name="T44">标签类型:文本框 必填</text:span></text:p>
      <text:p text:style-name="P103"><text:span text:style-name="T42"><text:tab/><text:tab/><text:tab/><text:tab/>字段名称_3:</text:span><text:span text:style-name="T43">会计制度<text:tab/><text:tab/><text:tab/></text:span><text:span text:style-name="T44">标签类型:</text:span><text:span text:style-name="T52">下拉</text:span><text:span text:style-name="T44">框 必填<text:tab/>不可编辑</text:span></text:p>
      <text:p text:style-name="P103"><text:span text:style-name="T44"><text:tab/><text:tab/><text:tab/><text:tab/></text:span><text:span text:style-name="T52">(小</text:span><text:span text:style-name="T43">企业会计制度/</text:span><text:span text:style-name="T52">企</text:span><text:span text:style-name="T43">业会计制度/</text:span><text:span text:style-name="T80">小</text:span><text:span text:style-name="T79">企业会计准则</text:span><text:span text:style-name="T52">)</text:span></text:p>
      <text:p text:style-name="P103"><text:span text:style-name="T42"><text:tab/><text:tab/><text:tab/><text:tab/>字段名称_</text:span><text:span text:style-name="T62">4</text:span><text:span text:style-name="T42">:</text:span><text:span text:style-name="T43">会计期间<text:tab/><text:tab/><text:tab/></text:span><text:span text:style-name="T44">标签类型:</text:span><text:span text:style-name="T53">下拉</text:span><text:span text:style-name="T44">框 必填<text:tab/>不可编辑</text:span></text:p>
      <text:p text:style-name="P103"><text:span text:style-name="T44"><text:tab/><text:tab/><text:tab/><text:tab/></text:span><text:span text:style-name="T52">(会计期间界定方式</text:span><text:span text:style-name="T53">/会</text:span><text:span text:style-name="T52">计年度启用日期</text:span><text:span text:style-name="T53">/账</text:span><text:span text:style-name="T52">套会计期间启用日期</text:span><text:span text:style-name="T53">/账</text:span><text:span text:style-name="T52">套会计启用日期)</text:span></text:p>
      <text:p text:style-name="P103"><text:span text:style-name="T52"><text:tab/><text:tab/><text:tab/></text:span><text:span text:style-name="T53">(前端判断一下如果用户选中</text:span><text:span text:style-name="T54">会计期间界定方式</text:span><text:span text:style-name="T55">那么下方的对应时间就回显为</text:span><text:span text:style-name="T56">自然月份</text:span></text:p>
      <text:p text:style-name="P103"><text:soft-page-break/><text:span text:style-name="T55"><text:tab/><text:tab/><text:tab/>如果选中的是</text:span><text:span text:style-name="T57">会计年度启用时间</text:span><text:span text:style-name="T55">那么下方对应时间就回显</text:span><text:span text:style-name="T56">1月1日</text:span><text:span text:style-name="T55"> 其他的就不回显让用户<text:tab/><text:tab/><text:tab/>自己选择时间</text:span><text:span text:style-name="T52">)</text:span></text:p>
      <text:p text:style-name="P103"><text:span text:style-name="T42"><text:tab/><text:tab/><text:tab/><text:tab/>字段名称_</text:span><text:span text:style-name="T62">5</text:span><text:span text:style-name="T42">:</text:span><text:span text:style-name="T43">会计期间对应时间<text:tab/></text:span><text:span text:style-name="T44">标签类型:时间框 必填</text:span></text:p>
      <text:p text:style-name="P95"/>
      <text:p text:style-name="P95"><text:tab/><text:tab/><text:tab/><text:tab/></text:p>
      <text:p text:style-name="P95"><text:tab/><text:tab/><text:tab/><text:tab/></text:p>
      <text:p text:style-name="P104"><text:tab/><text:tab/><text:tab/><text:span text:style-name="T9">功能名称_3</text:span>:编辑 功能类型:编辑</text:p>
      <text:p text:style-name="P102"><text:tab/><text:tab/><text:tab/><text:tab/>加上一个字段 ：id <text:s/>文本框 <text:s text:c="3"/>设置隐藏</text:p>
      <text:p text:style-name="P95"><text:tab/><text:tab/><text:tab/><text:tab/>段名称_1:<text:span text:style-name="T65">公司名称<text:tab/><text:tab/><text:tab/><text:tab/>标签类型:下拉框 必填 <text:s/>不可编辑</text:span></text:p>
      <text:p text:style-name="P103"><text:span text:style-name="T42"><text:tab/><text:tab/><text:tab/><text:tab/>字段名称_2:</text:span><text:span text:style-name="T43">本位币<text:tab/><text:tab/><text:tab/><text:tab/></text:span><text:span text:style-name="T44">标签类型:文本框 必填</text:span></text:p>
      <text:p text:style-name="P103"><text:span text:style-name="T42"><text:tab/><text:tab/><text:tab/><text:tab/>字段名称_3:</text:span><text:span text:style-name="T43">会计制度<text:tab/><text:tab/><text:tab/></text:span><text:span text:style-name="T44">标签类型:</text:span><text:span text:style-name="T52">下拉</text:span><text:span text:style-name="T44">框 必填</text:span></text:p>
      <text:p text:style-name="P103"><text:span text:style-name="T44"><text:tab/><text:tab/><text:tab/><text:tab/></text:span><text:span text:style-name="T52">(小</text:span><text:span text:style-name="T43">企业会计制度/</text:span><text:span text:style-name="T52">企</text:span><text:span text:style-name="T43">业会计制度/</text:span><text:span text:style-name="T80">小</text:span><text:span text:style-name="T79">企业会计准则</text:span><text:span text:style-name="T52">)</text:span></text:p>
      <text:p text:style-name="P103"><text:span text:style-name="T42"><text:tab/><text:tab/><text:tab/><text:tab/>字段名称_</text:span><text:span text:style-name="T62">4</text:span><text:span text:style-name="T42">:</text:span><text:span text:style-name="T43">会计期间<text:tab/><text:tab/><text:tab/></text:span><text:span text:style-name="T44">标签类型:</text:span><text:span text:style-name="T53">下拉</text:span><text:span text:style-name="T44">框 必填</text:span></text:p>
      <text:p text:style-name="P103"><text:span text:style-name="T44"><text:tab/><text:tab/><text:tab/><text:tab/></text:span><text:span text:style-name="T52">(会</text:span><text:span text:style-name="T43">计期间界定方式</text:span><text:span text:style-name="T53">/会</text:span><text:span text:style-name="T43">计年度启用日期</text:span><text:span text:style-name="T53">/账</text:span><text:span text:style-name="T43">套会计期间启用日期</text:span><text:span text:style-name="T53">/账</text:span><text:span text:style-name="T43">套会计启用日期</text:span><text:span text:style-name="T52">)</text:span></text:p>
      <text:p text:style-name="P103"><text:span text:style-name="T52"><text:tab/><text:tab/><text:tab/></text:span><text:span text:style-name="T53">(前端判断一下如果用户选中</text:span><text:span text:style-name="T54">会计期间界定方式</text:span><text:span text:style-name="T55">那么下方的对应时间就回显为</text:span><text:span text:style-name="T56">自然月份</text:span></text:p>
      <text:p text:style-name="P103"><text:span text:style-name="T55"><text:tab/><text:tab/><text:tab/>如果选中的是</text:span><text:span text:style-name="T57">会计年度启用时间</text:span><text:span text:style-name="T55">那么下方对应时间就回显</text:span><text:span text:style-name="T56">1月1日</text:span><text:span text:style-name="T55"> 其他的就不回显让用户<text:tab/><text:tab/><text:tab/>自己选择时间</text:span>)</text:p>
      <text:p text:style-name="P103"><text:span text:style-name="T42"><text:tab/><text:tab/><text:tab/><text:tab/>字段名称_</text:span><text:span text:style-name="T62">5</text:span><text:span text:style-name="T42">:</text:span><text:span text:style-name="T43">会计期间对应时间<text:tab/></text:span><text:span text:style-name="T44">标签类型:时间框 必填</text:span></text:p>
      <text:p text:style-name="P103"><text:span text:style-name="T43"><text:tab/><text:tab/><text:tab/><text:tab/></text:span><text:span text:style-name="T44">字段名称_</text:span><text:span text:style-name="T52">6</text:span><text:span text:style-name="T44">:税</text:span><text:span text:style-name="T43">号<text:tab/><text:tab/>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63">7</text:span><text:span text:style-name="T42">:</text:span><text:span text:style-name="T44">电</text:span><text:span text:style-name="T43">话<text:tab/><text:tab/>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63">8</text:span><text:span text:style-name="T42">:</text:span><text:span text:style-name="T44">地</text:span><text:span text:style-name="T43">址<text:tab/><text:tab/><text:tab/><text:tab/><text:tab/></text:span><text:span text:style-name="T44">标签类型:文本框 必填</text:span></text:p>
      <text:p text:style-name="P103"><text:span text:style-name="T42"><text:tab/><text:tab/><text:tab/><text:tab/>字段名称_</text:span><text:span text:style-name="T63">9</text:span><text:span text:style-name="T42">:</text:span><text:span text:style-name="T44">开</text:span><text:span text:style-name="T43">户银行<text:tab/><text:tab/><text:tab/></text:span><text:span text:style-name="T44">标签类型:文本框 必填</text:span></text:p>
      <text:p text:style-name="P103"><text:span text:style-name="T44"><text:tab/><text:tab/><text:tab/><text:tab/>字段名称_</text:span><text:span text:style-name="T52">10</text:span><text:span text:style-name="T44">:银</text:span><text:span text:style-name="T43">行账号<text:tab/><text:tab/><text:tab/></text:span><text:span text:style-name="T44">标签类型:文本框 必填</text:span></text:p>
      <text:p text:style-name="P103"><text:span text:style-name="T42"><text:tab/><text:tab/><text:tab/><text:tab/></text:span><text:span text:style-name="T44">字段名称_</text:span><text:span text:style-name="T52">11</text:span><text:span text:style-name="T44">:</text:span><text:span text:style-name="T43">公司规模形式<text:tab/><text:tab/></text:span><text:span text:style-name="T44">标签类型:文本框 必填</text:span></text:p>
      <text:p text:style-name="P95"><text:span text:style-name="T65"><text:tab/><text:tab/><text:tab/><text:tab/>字段名称_</text:span><text:span text:style-name="T73">12</text:span><text:span text:style-name="T65">:备注<text:tab/><text:tab/><text:tab/><text:tab/>标签类型:文本框 必填</text:span></text:p>
      <text:p text:style-name="P95"/>
      <text:p text:style-name="P95"/>
      <text:p text:style-name="P95"><text:tab/><text:tab/><text:tab/><text:span text:style-name="T9">功能名称_</text:span><text:span text:style-name="T10">4</text:span>:删除 功能类型: 删除</text:p>
      <text:p text:style-name="P98"><text:tab/><text:tab/><text:tab/><text:tab/>温馨提示：确定删除这条数据么？</text:p>
      <text:p text:style-name="P98"><text:tab/><text:tab/><text:tab/></text:p>
      <text:p text:style-name="P98"><text:tab/><text:tab/><text:tab/><text:span text:style-name="T9">功能名称_</text:span><text:span text:style-name="T20">５</text:span>:搜索 功能类型: 搜索</text:p>
      <text:p text:style-name="P98"><text:tab/><text:tab/><text:tab/><text:tab/>字段名称_<text:span text:style-name="T81">1:公司名称　标签类型:文本框</text:span></text:p>
      <text:p text:style-name="P98"><text:tab/></text:p>
      <text:p text:style-name="P98"><text:tab/><text:tab/><text:span text:style-name="T23">导航名_</text:span><text:span text:style-name="T24">2</text:span><text:span text:style-name="T23">: </text:span><text:span text:style-name="T3">初始数据录入</text:span></text:p>
      <text:p text:style-name="P95"><text:tab/><text:tab/><text:tab/><text:span text:style-name="T9">功能名字_1:</text:span>列表 <text:s/>功能类型:网格 (有网格)</text:p>
      <text:p text:style-name="P95"><text:tab/><text:tab/><text:tab/><text:tab/><text:span text:style-name="T2">加上一个字段 ：id <text:s/>文本框 <text:s text:c="3"/>设置隐藏</text:span></text:p>
      <text:p text:style-name="P95"><text:tab/><text:tab/><text:tab/><text:tab/>字段名称_1:代码</text:p>
      <text:p text:style-name="P103"><text:span text:style-name="T42"><text:tab/><text:tab/><text:tab/><text:tab/>字段名称_2:</text:span><text:span text:style-name="T43">会计科目名称</text:span></text:p>
      <text:p text:style-name="P103"><text:span text:style-name="T42"><text:tab/><text:tab/><text:tab/><text:tab/>字段名称_3:</text:span><text:span text:style-name="T43">本年借方累计数</text:span></text:p>
      <text:p text:style-name="P103"><text:span text:style-name="T42"><text:tab/><text:tab/><text:tab/><text:tab/>字段名称_</text:span><text:span text:style-name="T62">4</text:span><text:span text:style-name="T42">:</text:span><text:span text:style-name="T43">本年贷方累计数</text:span></text:p>
      <text:p text:style-name="P103"><text:span text:style-name="T42"><text:tab/><text:tab/><text:tab/><text:tab/>字段名称_</text:span><text:span text:style-name="T62">5</text:span><text:span text:style-name="T42">:</text:span><text:span text:style-name="T43">方向（借</text:span><text:span text:style-name="T58">/</text:span><text:span text:style-name="T43">贷）</text:span></text:p>
      <text:p text:style-name="P103"><text:span text:style-name="T42"><text:tab/><text:tab/><text:tab/><text:tab/>字段名称_</text:span><text:span text:style-name="T64">6</text:span><text:span text:style-name="T42">:</text:span><text:span text:style-name="T43">期初余额</text:span></text:p>
      <text:p text:style-name="P103"><text:span text:style-name="T42"><text:tab/><text:tab/><text:tab/><text:tab/>字段名称_</text:span><text:span text:style-name="T64">7</text:span><text:span text:style-name="T42">:</text:span><text:span text:style-name="T44">本</text:span><text:span text:style-name="T43">年损益类累计数</text:span></text:p>
      <text:p text:style-name="P95"/>
      <text:p text:style-name="P95"><text:tab/><text:tab/><text:tab/><text:tab/></text:p>
      <text:p text:style-name="P95"><text:tab/><text:tab/><text:tab/><text:tab/></text:p>
      <text:p text:style-name="P104"><text:tab/><text:tab/><text:tab/><text:span text:style-name="T9">功能名称_</text:span><text:span text:style-name="T21">2</text:span>:编辑 功能类型:编辑</text:p>
      <text:p text:style-name="P102"><text:tab/><text:tab/><text:tab/><text:tab/>加上一个字段 ：id <text:s/>文本框 <text:s text:c="3"/>设置隐藏</text:p>
      <text:p text:style-name="P95"><text:soft-page-break/><text:tab/><text:tab/><text:tab/><text:tab/>字段名称_<text:span text:style-name="T82">1</text:span>:<text:span text:style-name="T65">本年借方累计数</text:span></text:p>
      <text:p text:style-name="P103"><text:span text:style-name="T42"><text:tab/><text:tab/><text:tab/><text:tab/>字段名称_</text:span><text:span text:style-name="T64">2</text:span><text:span text:style-name="T42">:</text:span><text:span text:style-name="T43">本年贷方累计数</text:span></text:p>
      <text:p text:style-name="P103"><text:span text:style-name="T42"><text:tab/><text:tab/><text:tab/><text:tab/>字段名称_</text:span><text:span text:style-name="T64">3</text:span><text:span text:style-name="T42">:</text:span><text:span text:style-name="T43">期初余额</text:span></text:p>
      <text:p text:style-name="P95"><text:tab/><text:tab/><text:tab/><text:tab/>字段名称_<text:span text:style-name="T82">4</text:span>:<text:span text:style-name="T65">本年损益类累计数</text:span></text:p>
      <text:p text:style-name="P91"><text:tab/><text:tab/><text:tab/></text:p>
      <text:p text:style-name="P95"><text:span text:style-name="T65"><text:tab/><text:tab/><text:tab/></text:span><text:span text:style-name="T13">功能名称_</text:span><text:span text:style-name="T16">３</text:span><text:span text:style-name="T65">:试算平衡 功能类型:</text:span></text:p>
      <text:p text:style-name="P99"><text:span text:style-name="T1"><text:tab/><text:tab/><text:tab/><text:tab/></text:span><text:span text:style-name="T8">弹出框提示内容</text:span></text:p>
      <text:p text:style-name="P97"/>
      <text:p text:style-name="P97"><text:tab/></text:p>
      <text:p text:style-name="P97"/>
      <text:p text:style-name="P104">导航下拉名_<text:span text:style-name="T84">3</text:span>:权限设置（以后所有的模块都一样的，请前端和ui悉知）</text:p>
      <text:p text:style-name="P95"><text:tab/><text:tab/>导航名_1:设置</text:p>
      <text:p text:style-name="P95"><text:tab/><text:tab/><text:tab/><text:span text:style-name="T9">功能名字_1:</text:span>列表 <text:s/>功能类型:网格 (有网格)</text:p>
      <text:p text:style-name="P95"><text:tab/><text:tab/><text:tab/><text:tab/><text:span text:style-name="T2">加上一个字段 ：id <text:s/>文本框 <text:s text:c="3"/>设置隐藏</text:span></text:p>
      <text:p text:style-name="P95"><text:tab/><text:tab/><text:tab/><text:tab/>字段名称_1:描述</text:p>
      <text:p text:style-name="P95"><text:tab/><text:tab/><text:tab/><text:tab/>字段名称_<text:span text:style-name="T84">2</text:span>:类型</text:p>
      <text:p text:style-name="P95"><text:tab/><text:tab/><text:tab/><text:tab/>字段名称_<text:span text:style-name="T84">3</text:span>:操作对象范围</text:p>
      <text:p text:style-name="P95"><text:tab/><text:tab/><text:tab/><text:span text:style-name="T9">功能名字_</text:span><text:span text:style-name="T22">2</text:span><text:span text:style-name="T9">:修改设置</text:span> <text:s/>功能类型:编辑</text:p>
      <text:p text:style-name="P95"><text:tab/><text:tab/><text:tab/><text:tab/><text:span text:style-name="T2">加上一个字段 ：id <text:s/>文本框 <text:s text:c="3"/>设置隐藏</text:span></text:p>
      <text:p text:style-name="P95"><text:tab/><text:tab/><text:tab/><text:tab/>字段名称_1:描述</text:p>
      <text:p text:style-name="P100"><text:tab/><text:tab/><text:tab/><text:tab/>字段名称_2:操作对象范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9T10:27:02.924809893</dc:date>
    <meta:editing-duration>P2DT14H9M1S</meta:editing-duration>
    <meta:editing-cycles>450</meta:editing-cycles>
    <meta:generator>LibreOffice/5.1.6.2.0$Linux_X86_64 LibreOffice_project/10$Build-2</meta:generator>
    <meta:document-statistic meta:table-count="0" meta:image-count="0" meta:object-count="0" meta:page-count="9" meta:paragraph-count="364" meta:word-count="5334" meta:character-count="7726" meta:non-whitespace-character-count="5716"/>
  </office:meta>
</office:document-meta>
</file>